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-RH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CentralFront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CZ-17-1Czech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Disrupted-1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EmergencySupply-1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GameTurn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GE-10S-101Jaeg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GE-11S-79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GE-12N-20Pzg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GE-13W-389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GE-14N-123_293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GE-14W-24Pz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GE-15S-97Jaeg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GE-17S-14Pz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GE-18W-509Tiger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GE-19W-2Para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GE-1N-221SEC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GE-1P-5W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GE-1Pz-15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GE-1Pz-17Pz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GE-1Pz-198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GE-1Pz-257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GE-1Pz-328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GE-1Pz-333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GE-1Pz-387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GE-1Pz-38_62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GE-1Pz-3Pz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GE-1Pz-46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GE-20W-25Pz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GE-21W-1LAH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GE-2A-327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GE-2A-340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GE-2A-68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GE-2A-75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GE-2A-88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GE-2N-34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GE-3N-GD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GE-4N-4Pz_9Pz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GE-4N-82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GE-4Pz-11Pz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GE-4Pz-167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GE-4Pz-19Pz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GE-4Pz-255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GE-4Pz-332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GE-4Pz-57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GE-4Pz-7Pz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GE-5N-10Pzg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GE-5N-183_208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GE-6A-111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GE-6A-16Pzg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GE-6A-17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GE-6A-23Pz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GE-6A-294_335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GE-6A-2DR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GE-6A-302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GE-6A-304_306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GE-6A-336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GE-6A-3Mo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GE-6A-3T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GE-6N-112_251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GE-6W-8Cav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GE-7S-13Pz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GE-8A-106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GE-8A-161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GE-8A-168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GE-8A-282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GE-8A-320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GE-8A-39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GE-8A-6Pz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GE-8N-8Pz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GE-8S-125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GE-Air1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GE-Air2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GE-Dn-444SEC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GE-E-228Stug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GE-E-239StugA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GE-E-239StugB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GE-E-243Stug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GE-Fort-1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GE-K-503Tiger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GE-K-911Stug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GE-Kv-218SEC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GE-Leader-Manstein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GE-Po-213SEC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GE-REM-GD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GE-REM-Para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GE-Za-454SEC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HUN-2A-1H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OutOfSupply-1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RailMove-1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ReplMarker-1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RiverAssault-1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RO-18S-4R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RO-9Odessa-24R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SLO-16S-1Slov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South1-RH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South2-RH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SOV-10-19Tank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SOV-10-20Tank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SOV-11-3GdsTankHQ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SOV-11-6GdsTank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SOV-11-7GdsTank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SOV-11-7Mech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SOV-12-108_109Gds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SOV-13-6_70Gds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SOV-16-9Mech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SOV-2-136_254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SOV-3-294_295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SOV-4-3GdsTank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SOV-4-5A_7AGds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SOV-4-8A_80Gds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SOV-5-11Tank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SOV-6-373_417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SOV-7-301_328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SOV-8-216_257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SOV-9-5GdsCav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SOV-A-1GdsAbne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SOV-A-2GdsAbne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SOV-A-5GdsAbne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SOV-Air1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SOV-Air2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SOV-E-140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SOV-E-173T34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SOV-E-266_279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SOV-E-27GdsT34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SOV-E-68_69Gds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SOV-E-6T34Gds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SOV-Fort-1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SOV-Ku-K-3GdsArty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SOV-Leader-Zhukov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SOV-S-118_127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SOV-S-126_221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SOV-S-130_151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SOV-S-248_416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SOV-S-24_33Gds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SOV-S-2GdsMech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SOV-S-315_271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SOV-S-32T34Gds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SOV-S-347_387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SOV-S-3Arty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SOV-S-40_96Gds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SOV-S-43S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SOV-S-49_87Gds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SOV-S-4GdsCav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SOV-S-4GdsMech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SOV-S-4_34Gds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SOV-S-50_54Gds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SOV-S-5ShockHQ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SOV-S-78_116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SOV-S-86_3Gds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SOV-S-91_87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SOV-S-99_346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SOV-S-KV-3Gds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SOV-St-107_183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SOV-St-111_213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SOV-St-15_28Gds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SOV-St-16Arty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SOV-St-1Mech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SOV-St-201T34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SOV-St-214_233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SOV-St-252_299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SOV-St-305_375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SOV-St-36_72Gds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SOV-St-73_89Gds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SOV-St-80_81Gds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SOV-St-84_116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SOV-St-SU-3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SOV-SW-11T34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SOV-SW-14_35Gds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SOV-SW-152_263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SOV-SW-172_333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SOV-SW-195_259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SOV-SW-1GdsMech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SOV-SW-20_38Gds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SOV-SW-23Tank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SOV-SW-243_279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SOV-SW-244_350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SOV-SW-24_203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SOV-SW-267_288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SOV-SW-41_47Gds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SOV-SW-44_57Gds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SOV-SW-50_78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SOV-SW-58_59Gds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SOV-SW-5GdsMot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SOV-SW-60_61Gds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SOV-SW-78_79Gds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SOV-SW-7_9_11Arty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SOV-SW-IGdsCav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SOV-SW-KV-BGds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SOV-SW-T34-3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SOV-V-100_161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SOV-V-10Tank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SOV-V-13Arty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SOV-V-13_9AGds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SOV-V-147_155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SOV-V-163_166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SOV-V-167_232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SOV-V-17Arty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SOV-V-180_240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SOV-V-18Tank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SOV-V-1TankHQ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SOV-V-206_237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SOV-V-218_337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SOV-V-23_29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SOV-V-241_340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SOV-V-29Tank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SOV-V-2Tank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SOV-V-30_38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SOV-V-31Tank</text:p>
          </table:table-cell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string" calcext:value-type="string">
            <text:p>SOV-V-3GdsMArty</text:p>
          </table:table-cell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string" calcext:value-type="string">
            <text:p>SOV-V-3GdsMech</text:p>
          </table:table-cell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string" calcext:value-type="string">
            <text:p>SOV-V-3Mech</text:p>
          </table:table-cell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string" calcext:value-type="string">
            <text:p>SOV-V-42_71Gds</text:p>
          </table:table-cell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string" calcext:value-type="string">
            <text:p>SOV-V-4GdsTank</text:p>
          </table:table-cell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string" calcext:value-type="string">
            <text:p>SOV-V-51_52Gds</text:p>
          </table:table-cell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string" calcext:value-type="string">
            <text:p>SOV-V-5GdsMech</text:p>
          </table:table-cell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string" calcext:value-type="string">
            <text:p>SOV-V-5GdsTank</text:p>
          </table:table-cell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string" calcext:value-type="string">
            <text:p>SOV-V-5GdsTankHQ</text:p>
          </table:table-cell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string" calcext:value-type="string">
            <text:p>SOV-V-65</text:p>
          </table:table-cell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string" calcext:value-type="string">
            <text:p>SOV-V-66_67Gds</text:p>
          </table:table-cell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string" calcext:value-type="string">
            <text:p>SOV-V-6Tank</text:p>
          </table:table-cell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string" calcext:value-type="string">
            <text:p>SOV-V-71_375</text:p>
          </table:table-cell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string" calcext:value-type="string">
            <text:p>SOV-V-75</text:p>
          </table:table-cell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string" calcext:value-type="string">
            <text:p>SOV-V-86</text:p>
          </table:table-cell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string" calcext:value-type="string">
            <text:p>SOV-V-90_47Gds</text:p>
          </table:table-cell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string" calcext:value-type="string">
            <text:p>SOV-V-95_97Gds</text:p>
          </table:table-cell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string" calcext:value-type="string">
            <text:p>SOV-V-96T34</text:p>
          </table:table-cell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string" calcext:value-type="string">
            <text:p>SOV-V-K-1GdsArty</text:p>
          </table:table-cell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string" calcext:value-type="string">
            <text:p>SOV-V-K-2GdsArty</text:p>
          </table:table-cell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string" calcext:value-type="string">
            <text:p>SOV-V-KV-AGds</text:p>
          </table:table-cell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string" calcext:value-type="string">
            <text:p>SOV-V-SU-1</text:p>
          </table:table-cell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string" calcext:value-type="string">
            <text:p>SOV-V-SU-2</text:p>
          </table:table-cell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string" calcext:value-type="string">
            <text:p>SOV-V-T34-1</text:p>
          </table:table-cell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string" calcext:value-type="string">
            <text:p>SovControl-1</text:p>
          </table:table-cell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string" calcext:value-type="string">
            <text:p>SoWest-RH</text:p>
          </table:table-cell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string" calcext:value-type="string">
            <text:p>Steppe-RH</text:p>
          </table:table-cell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string" calcext:value-type="string">
            <text:p>TU-Ko-Turk</text:p>
          </table:table-cell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string" calcext:value-type="string">
            <text:p>Voronezh-RH</text:p>
          </table:table-cell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string" calcext:value-type="string">
            <text:p>VPs_x1</text:p>
          </table:table-cell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string" calcext:value-type="string">
            <text:p>VPs_x10</text:p>
          </table:table-cell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string" calcext:value-type="string">
            <text:p>Wea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12:58:21.923348288</dc:date>
    <meta:editing-duration>PT2M42S</meta:editing-duration>
    <meta:editing-cycles>1</meta:editing-cycles>
    <meta:generator>LibreOffice/7.4.7.2$Linux_X86_64 LibreOffice_project/40$Build-2</meta:generator>
    <meta:document-statistic meta:table-count="1" meta:cell-count="482" meta:object-count="0"/>
  </office:meta>
</office:document-meta>
</file>